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fill="none" loext:fill-use-slide-background="false" draw:textarea-horizontal-align="justify" draw:textarea-vertical-align="middle" draw:auto-grow-height="false" fo:min-height="1.974cm" fo:min-width="1.502cm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0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9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 loext:decorative="false"/>
      <style:paragraph-properties style:writing-mode="lr-tb"/>
    </style:style>
    <style:style style:name="gr8" style:family="graphic" style:parent-style-name="standard">
      <style:graphic-properties draw:fill="none" loext:fill-use-slide-background="false" draw:textarea-horizontal-align="justify" draw:textarea-vertical-align="middle" draw:auto-grow-height="false" fo:min-height="2.142cm" fo:min-width="1.502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1.01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34cm" fo:min-width="0cm" loext:decorative="false"/>
      <style:paragraph-properties style:writing-mode="lr-tb"/>
    </style:style>
    <style:style style:name="gr11" style:family="graphic" style:parent-style-name="standard">
      <style:graphic-properties draw:textarea-vertical-align="middle" loext:decorative="false"/>
    </style:style>
    <style:style style:name="gr12" style:family="graphic" style:parent-style-name="objectwithoutfill">
      <style:graphic-properties draw:marker-end="Extrémités_20_de_20_flèche_20_3" draw:marker-end-width="0.3cm" draw:fill="none" draw:textarea-vertical-align="middle" loext:decorative="false"/>
    </style:style>
    <style:style style:name="gr13" style:family="graphic" style:parent-style-name="standard">
      <style:graphic-properties draw:fill="none" loext:fill-use-slide-background="false" draw:textarea-horizontal-align="justify" draw:textarea-vertical-align="middle" draw:auto-grow-height="false" fo:min-height="2.25cm" fo:min-width="1.254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5cm" loext:decorative="false"/>
      <style:paragraph-properties style:writing-mode="lr-tb"/>
    </style:style>
    <style:style style:name="gr15" style:family="graphic" style:parent-style-name="standard">
      <style:graphic-properties draw:fill="none" loext:fill-use-slide-background="false" draw:textarea-horizontal-align="justify" draw:textarea-vertical-align="middle" draw:auto-grow-height="false" fo:min-height="3.64cm" fo:min-width="3.566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971cm" loext:decorative="false"/>
      <style:paragraph-properties style:writing-mode="lr-tb"/>
    </style:style>
    <style:style style:name="gr18" style:family="graphic" style:parent-style-name="objectwithoutfill">
      <style:graphic-properties draw:marker-end="Extrémités_20_de_20_flèche_20_5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Extrémités_20_de_20_flèche_20_6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/>
    </style:style>
    <style:style style:name="P3" style:family="paragraph">
      <loext:graphic-properties draw:fill="none" draw:fill-color="#ffffff"/>
      <style:text-properties fo:font-size="9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tyle="normal" fo:font-weight="bold"/>
    </style:style>
    <style:style style:name="P6" style:family="paragraph">
      <loext:graphic-properties draw:fill="none" draw:fill-color="#ffffff"/>
      <style:text-properties fo:font-size="10pt"/>
    </style:style>
    <style:style style:name="T1" style:family="text">
      <style:text-properties fo:font-size="12pt"/>
    </style:style>
    <style:style style:name="T2" style:family="text">
      <style:text-properties fo:font-size="9pt"/>
    </style:style>
    <style:style style:name="T3" style:family="text">
      <style:text-properties fo:font-style="normal" fo:font-weight="bold"/>
    </style:style>
    <style:style style:name="T4" style:family="text">
      <style:text-properties fo:font-size="10pt" fo:font-style="italic"/>
    </style:style>
    <style:style style:name="T5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g draw:style-name="gr1">
            <draw:g draw:style-name="gr1">
              <draw:custom-shape draw:style-name="gr2" draw:text-style-name="P1" draw:layer="layout" svg:width="2.002cm" svg:height="2.224cm" svg:x="1.75cm" svg:y="1.276cm">
                <text:p/>
                <draw:enhanced-geometry svg:viewBox="0 0 21600 21600" draw:type="rectangle" draw:enhanced-path="M 0 0 L 21600 0 21600 21600 0 21600 0 0 Z N"/>
              </draw:custom-shape>
              <draw:line draw:style-name="gr3" draw:text-style-name="P1" draw:layer="layout" svg:x1="1.76cm" svg:y1="1.752cm" svg:x2="3.762cm" svg:y2="1.736cm">
                <text:p/>
              </draw:line>
            </draw:g>
            <draw:frame draw:style-name="gr4" draw:text-style-name="P2" draw:layer="layout" svg:width="1.607cm" svg:height="0.725cm" svg:x="1.947cm" svg:y="1.195cm">
              <draw:text-box>
                <text:p><text:span text:style-name="T1">Projet</text:span></text:p>
              </draw:text-box>
            </draw:frame>
            <draw:frame draw:style-name="gr5" draw:text-style-name="P3" draw:layer="layout" svg:width="1.56cm" svg:height="1.569cm" svg:x="2cm" svg:y="1.931cm">
              <draw:text-box>
                <text:p><text:span text:style-name="T2">Id</text:span></text:p>
                <text:p><text:span text:style-name="T2">Mandat</text:span></text:p>
                <text:p><text:span text:style-name="T2">Debut</text:span></text:p>
              </draw:text-box>
            </draw:frame>
          </draw:g>
          <draw:g draw:style-name="gr1">
            <draw:g draw:style-name="gr1">
              <draw:g draw:style-name="gr1">
                <draw:custom-shape draw:style-name="gr2" draw:text-style-name="P1" draw:layer="layout" svg:width="2.002cm" svg:height="2.224cm" svg:x="5.136cm" svg:y="1.25cm">
                  <text:p/>
                  <draw:enhanced-geometry svg:viewBox="0 0 21600 21600" draw:type="rectangle" draw:enhanced-path="M 0 0 L 21600 0 21600 21600 0 21600 0 0 Z N"/>
                </draw:custom-shape>
                <draw:line draw:style-name="gr3" draw:text-style-name="P1" draw:layer="layout" svg:x1="5.146cm" svg:y1="1.726cm" svg:x2="7.148cm" svg:y2="1.71cm">
                  <text:p/>
                </draw:line>
              </draw:g>
              <draw:frame draw:style-name="gr6" draw:text-style-name="P2" draw:layer="layout" svg:width="2.17cm" svg:height="0.725cm" svg:x="5.121cm" svg:y="1.143cm">
                <draw:text-box>
                  <text:p><text:span text:style-name="T1">Batiment</text:span></text:p>
                </draw:text-box>
              </draw:frame>
              <draw:frame draw:style-name="gr7" draw:text-style-name="P3" draw:layer="layout" svg:width="2.06cm" svg:height="1.675cm" svg:x="5.148cm" svg:y="1.744cm">
                <draw:text-box>
                  <text:p><text:span text:style-name="T2">Id</text:span></text:p>
                  <text:p><text:span text:style-name="T2">nom</text:span></text:p>
                  <text:p><text:span text:style-name="T2">Adresse</text:span></text:p>
                  <text:p><text:span text:style-name="T2">projet_id</text:span></text:p>
                </draw:text-box>
              </draw:frame>
            </draw:g>
          </draw:g>
          <draw:g draw:style-name="gr1">
            <draw:g draw:style-name="gr1">
              <draw:frame draw:style-name="gr4" draw:text-style-name="P2" draw:layer="layout" svg:width="1.607cm" svg:height="0.725cm" svg:x="8.409cm" svg:y="1.25cm">
                <draw:text-box>
                  <text:p><text:span text:style-name="T1">Etage</text:span></text:p>
                </draw:text-box>
              </draw:frame>
              <draw:g draw:style-name="gr1">
                <draw:g draw:style-name="gr1">
                  <draw:custom-shape draw:style-name="gr2" draw:text-style-name="P1" draw:layer="layout" svg:width="2.002cm" svg:height="2.224cm" svg:x="8.272cm" svg:y="1.42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line draw:style-name="gr3" draw:text-style-name="P1" draw:layer="layout" svg:x1="8.282cm" svg:y1="1.896cm" svg:x2="10.284cm" svg:y2="1.88cm">
                    <text:p/>
                  </draw:line>
                </draw:g>
                <draw:frame draw:style-name="gr7" draw:text-style-name="P3" draw:layer="layout" svg:width="2.06cm" svg:height="1.675cm" svg:x="8.25cm" svg:y="1.9cm">
                  <draw:text-box>
                    <text:p><text:span text:style-name="T2">Id</text:span></text:p>
                    <text:p><text:span text:style-name="T2">n°</text:span></text:p>
                    <text:p><text:span text:style-name="T2">Nom</text:span></text:p>
                    <text:p><text:span text:style-name="T2">batim_id</text:span></text:p>
                  </draw:text-box>
                </draw:frame>
              </draw:g>
            </draw:g>
            <draw:g draw:style-name="gr1">
              <draw:g draw:style-name="gr1">
                <draw:g draw:style-name="gr1">
                  <draw:custom-shape draw:style-name="gr8" draw:text-style-name="P1" draw:layer="layout" svg:width="2.002cm" svg:height="2.392cm" svg:x="12.738cm" svg:y="1.337cm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3" draw:text-style-name="P1" draw:layer="layout" svg:x1="12.748cm" svg:y1="1.849cm" svg:x2="14.75cm" svg:y2="1.832cm">
                    <text:p/>
                  </draw:line>
                </draw:g>
                <draw:frame draw:style-name="gr9" draw:text-style-name="P2" draw:layer="layout" svg:width="1.514cm" svg:height="0.78cm" svg:x="12.935cm" svg:y="1.25cm">
                  <draw:text-box>
                    <text:p><text:span text:style-name="T1">Local</text:span></text:p>
                  </draw:text-box>
                </draw:frame>
                <draw:frame draw:style-name="gr10" draw:text-style-name="P3" draw:layer="layout" svg:width="1.909cm" svg:height="2.184cm" svg:x="12.841cm" svg:y="1.847cm">
                  <draw:text-box>
                    <text:p><text:span text:style-name="T2">Id</text:span></text:p>
                    <text:p><text:span text:style-name="T2">code</text:span></text:p>
                    <text:p><text:span text:style-name="T2">...</text:span></text:p>
                    <text:p><text:span text:style-name="T2">etage_id</text:span></text:p>
                    <text:p><text:span text:style-name="T2"/></text:p>
                  </draw:text-box>
                </draw:frame>
              </draw:g>
              <draw:connector draw:style-name="gr11" draw:text-style-name="P4" draw:layer="layout" svg:x1="10.319cm" svg:y1="2.169cm" svg:x2="12.594cm" svg:y2="3.281cm" svg:d="M10319 2169h1138v1112h1137" svg:viewBox="0 0 2276 1113">
                <text:p/>
              </draw:connector>
              <draw:connector draw:style-name="gr11" draw:text-style-name="P4" draw:layer="layout" svg:x1="6.853cm" svg:y1="1.931cm" svg:x2="8.255cm" svg:y2="3.281cm" svg:d="M6853 1931h701v1350h701" svg:viewBox="0 0 1403 1351">
                <text:p/>
              </draw:connector>
              <draw:connector draw:style-name="gr12" draw:text-style-name="P1" draw:layer="layout" svg:x1="3.678cm" svg:y1="2.143cm" svg:x2="5.107cm" svg:y2="3.201cm" svg:d="M3678 2143h715v1058h714" svg:viewBox="0 0 1430 1059">
                <text:p/>
              </draw:connector>
            </draw:g>
          </draw:g>
        </draw:g>
        <draw:g draw:style-name="gr1">
          <draw:g draw:style-name="gr1">
            <draw:custom-shape draw:style-name="gr13" draw:text-style-name="P1" draw:layer="layout" svg:width="1.754cm" svg:height="2.5cm" svg:x="1.738cm" svg:y="5.25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.746cm" svg:y1="5.785cm" svg:x2="3.5cm" svg:y2="5.767cm">
              <text:p/>
            </draw:line>
          </draw:g>
          <draw:frame draw:style-name="gr14" draw:text-style-name="P2" draw:layer="layout" svg:width="1.675cm" svg:height="0.725cm" svg:x="1.75cm" svg:y="5.25cm">
            <draw:text-box>
              <text:p><text:span text:style-name="T1">Article</text:span></text:p>
            </draw:text-box>
          </draw:frame>
        </draw:g>
        <draw:g draw:style-name="gr1">
          <draw:custom-shape draw:style-name="gr15" draw:text-style-name="P1" draw:layer="layout" svg:width="5.75cm" svg:height="5.5cm" svg:x="10.5cm" svg:y="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5" draw:layer="layout" svg:width="3.5cm" svg:height="0.962cm" svg:x="11.75cm" svg:y="6.077cm">
            <draw:text-box>
              <text:p><text:span text:style-name="T3">Systèmes</text:span></text:p>
            </draw:text-box>
          </draw:frame>
          <draw:frame draw:style-name="gr17" draw:text-style-name="P6" draw:layer="layout" svg:width="3.75cm" svg:height="2.221cm" svg:x="11.5cm" svg:y="7.25cm">
            <draw:text-box>
              <text:p><text:span text:style-name="T4">Production/Emission/Distribution</text:span></text:p>
              <text:p><text:span text:style-name="T5">Ex : CAS, PAS radiateurs, etc</text:span></text:p>
            </draw:text-box>
          </draw:frame>
        </draw:g>
        <draw:line draw:style-name="gr18" draw:text-style-name="P1" draw:layer="layout" svg:x1="13.75cm" svg:y1="5.25cm" svg:x2="13.75cm" svg:y2="3.75cm">
          <text:p/>
        </draw:line>
        <draw:line draw:style-name="gr19" draw:text-style-name="P1" draw:layer="layout" svg:x1="7.5cm" svg:y1="6.25cm" svg:x2="10.25cm" svg:y2="8cm">
          <text:p/>
        </draw:line>
        <draw:g draw:style-name="gr1">
          <draw:g draw:style-name="gr1">
            <draw:custom-shape draw:style-name="gr13" draw:text-style-name="P1" draw:layer="layout" svg:width="1.754cm" svg:height="2.5cm" svg:x="5.75cm" svg:y="5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5.758cm" svg:y1="5.535cm" svg:x2="7.512cm" svg:y2="5.517cm">
              <text:p/>
            </draw:line>
          </draw:g>
          <draw:frame draw:style-name="gr14" draw:text-style-name="P2" draw:layer="layout" svg:width="2.17cm" svg:height="0.725cm" svg:x="5.762cm" svg:y="5cm">
            <draw:text-box>
              <text:p><text:span text:style-name="T1">Canevas</text:span></text:p>
            </draw:text-box>
          </draw:frame>
        </draw:g>
        <draw:line draw:style-name="gr20" draw:text-style-name="P1" draw:layer="layout" svg:x1="3.5cm" svg:y1="6.5cm" svg:x2="5.75cm" svg:y2="6.2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8T22:28:25.680771865</meta:creation-date>
    <dc:date>2026-03-18T23:01:49.719973801</dc:date>
    <meta:editing-duration>PT32M44S</meta:editing-duration>
    <meta:editing-cycles>4</meta:editing-cycles>
    <meta:generator>LibreOffice/24.2.7.2$Linux_X86_64 LibreOffice_project/420$Build-2</meta:generator>
    <meta:document-statistic meta:object-count="49"/>
  </office:meta>
</office:document-meta>
</file>